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" table:style-name="ta1">
        <table:shapes>
          <draw:frame draw:z-index="0" draw:style-name="gr1" draw:text-style-name="P1" svg:width="159.99mm" svg:height="89.99mm" svg:x="169.99mm" svg:y="58.11mm">
            <draw:object draw:notify-on-update-of-ranges="res.D7:res.M7 res.D8:res.M8 res.D7:res.M7 res.D9:res.M9 res.D7:res.M7 res.D10:res.M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Размер матрицы (NxN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Количество потоков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455" calcext:value-type="float">
            <text:p>0,007455</text:p>
          </table:table-cell>
          <table:table-cell office:value-type="float" office:value="0.15064" calcext:value-type="float">
            <text:p>0,15064</text:p>
          </table:table-cell>
          <table:table-cell office:value-type="float" office:value="1.205926" calcext:value-type="float">
            <text:p>1,205926</text:p>
          </table:table-cell>
          <table:table-cell office:value-type="float" office:value="3.92222" calcext:value-type="float">
            <text:p>3,92222</text:p>
          </table:table-cell>
          <table:table-cell office:value-type="float" office:value="9.721921" calcext:value-type="float">
            <text:p>9,721921</text:p>
          </table:table-cell>
          <table:table-cell office:value-type="float" office:value="19.18577" calcext:value-type="float">
            <text:p>19,18577</text:p>
          </table:table-cell>
          <table:table-cell office:value-type="float" office:value="33.385817" calcext:value-type="float">
            <text:p>33,385817</text:p>
          </table:table-cell>
          <table:table-cell office:value-type="float" office:value="47.63662" calcext:value-type="float">
            <text:p>47,63662</text:p>
          </table:table-cell>
          <table:table-cell office:value-type="float" office:value="70.427924" calcext:value-type="float">
            <text:p>70,427924</text:p>
          </table:table-cell>
          <table:table-cell office:value-type="float" office:value="100.742656" calcext:value-type="float">
            <text:p>100,74265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077" calcext:value-type="float">
            <text:p>0,004077</text:p>
          </table:table-cell>
          <table:table-cell office:value-type="float" office:value="0.055042" calcext:value-type="float">
            <text:p>0,055042</text:p>
          </table:table-cell>
          <table:table-cell office:value-type="float" office:value="0.422305" calcext:value-type="float">
            <text:p>0,422305</text:p>
          </table:table-cell>
          <table:table-cell office:value-type="float" office:value="1.420018" calcext:value-type="float">
            <text:p>1,420018</text:p>
          </table:table-cell>
          <table:table-cell office:value-type="float" office:value="3.335644" calcext:value-type="float">
            <text:p>3,335644</text:p>
          </table:table-cell>
          <table:table-cell office:value-type="float" office:value="6.527394" calcext:value-type="float">
            <text:p>6,527394</text:p>
          </table:table-cell>
          <table:table-cell office:value-type="float" office:value="11.381888" calcext:value-type="float">
            <text:p>11,381888</text:p>
          </table:table-cell>
          <table:table-cell office:value-type="float" office:value="18.548793" calcext:value-type="float">
            <text:p>18,548793</text:p>
          </table:table-cell>
          <table:table-cell office:value-type="float" office:value="27.889205" calcext:value-type="float">
            <text:p>27,889205</text:p>
          </table:table-cell>
          <table:table-cell office:value-type="float" office:value="39.271331" calcext:value-type="float">
            <text:p>39,27133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4947" calcext:value-type="float">
            <text:p>0,004947</text:p>
          </table:table-cell>
          <table:table-cell office:value-type="float" office:value="0.056023" calcext:value-type="float">
            <text:p>0,056023</text:p>
          </table:table-cell>
          <table:table-cell office:value-type="float" office:value="0.439118" calcext:value-type="float">
            <text:p>0,439118</text:p>
          </table:table-cell>
          <table:table-cell office:value-type="float" office:value="1.443845" calcext:value-type="float">
            <text:p>1,443845</text:p>
          </table:table-cell>
          <table:table-cell office:value-type="float" office:value="3.350716" calcext:value-type="float">
            <text:p>3,350716</text:p>
          </table:table-cell>
          <table:table-cell office:value-type="float" office:value="6.591701" calcext:value-type="float">
            <text:p>6,591701</text:p>
          </table:table-cell>
          <table:table-cell office:value-type="float" office:value="11.379475" calcext:value-type="float">
            <text:p>11,379475</text:p>
          </table:table-cell>
          <table:table-cell office:value-type="float" office:value="18.350913" calcext:value-type="float">
            <text:p>18,350913</text:p>
          </table:table-cell>
          <table:table-cell office:value-type="float" office:value="27.386496" calcext:value-type="float">
            <text:p>27,386496</text:p>
          </table:table-cell>
          <table:table-cell office:value-type="float" office:value="39.003849" calcext:value-type="float">
            <text:p>39,00384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~105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.00.0000</text:date>, <text:time style:data-style-name="N2" text:time-value="14:42:45.810312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5:09:42.205884957</dc:date>
    <dc:creator>Майоров Александрович</dc:creator>
    <meta:editing-duration>PT23M44S</meta:editing-duration>
    <meta:editing-cycles>2</meta:editing-cycles>
    <meta:generator>LibreOffice/4.4.5.2$Linux_X86_64 LibreOffice_project/40$Build-2</meta:generator>
    <meta:document-statistic meta:table-count="1" meta:cell-count="4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es.D7:res.M10" svg:x="0.32cm" svg:y="0.18cm" svg:width="15.36cm" svg:height="8.64cm">
          <chartooo:coordinate-region svg:x="0.941cm" svg:y="0.379cm" svg:width="14.181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s.D8:res.M8" chart:class="chart:scatter">
            <chart:domain table:cell-range-address="res.D7:res.M7"/>
            <chart:data-point chart:repeated="10"/>
          </chart:series>
          <chart:series chart:style-name="ch6" chart:values-cell-range-address="res.D9:res.M9" chart:class="chart:scatter">
            <chart:data-point chart:repeated="10"/>
          </chart:series>
          <chart:series chart:style-name="ch7" chart:values-cell-range-address="res.D10:res.M10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.D7:res.M7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7455">
                <text:p>0.007455</text:p>
                <draw:g>
                  <svg:desc>res.D8:res.M8</svg:desc>
                </draw:g>
              </table:table-cell>
              <table:table-cell office:value-type="float" office:value="0.15064">
                <text:p>0.15064</text:p>
              </table:table-cell>
              <table:table-cell office:value-type="float" office:value="1.205926">
                <text:p>1.205926</text:p>
              </table:table-cell>
              <table:table-cell office:value-type="float" office:value="3.92222">
                <text:p>3.92222</text:p>
              </table:table-cell>
              <table:table-cell office:value-type="float" office:value="9.721921">
                <text:p>9.721921</text:p>
              </table:table-cell>
              <table:table-cell office:value-type="float" office:value="19.18577">
                <text:p>19.18577</text:p>
              </table:table-cell>
              <table:table-cell office:value-type="float" office:value="33.385817">
                <text:p>33.385817</text:p>
              </table:table-cell>
              <table:table-cell office:value-type="float" office:value="47.63662">
                <text:p>47.63662</text:p>
              </table:table-cell>
              <table:table-cell office:value-type="float" office:value="70.427924">
                <text:p>70.427924</text:p>
              </table:table-cell>
              <table:table-cell office:value-type="float" office:value="100.742656">
                <text:p>100.74265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04077">
                <text:p>0.004077</text:p>
                <draw:g>
                  <svg:desc>res.D9:res.M9</svg:desc>
                </draw:g>
              </table:table-cell>
              <table:table-cell office:value-type="float" office:value="0.055042">
                <text:p>0.055042</text:p>
              </table:table-cell>
              <table:table-cell office:value-type="float" office:value="0.422305">
                <text:p>0.422305</text:p>
              </table:table-cell>
              <table:table-cell office:value-type="float" office:value="1.420018">
                <text:p>1.420018</text:p>
              </table:table-cell>
              <table:table-cell office:value-type="float" office:value="3.335644">
                <text:p>3.335644</text:p>
              </table:table-cell>
              <table:table-cell office:value-type="float" office:value="6.527394">
                <text:p>6.527394</text:p>
              </table:table-cell>
              <table:table-cell office:value-type="float" office:value="11.381888">
                <text:p>11.381888</text:p>
              </table:table-cell>
              <table:table-cell office:value-type="float" office:value="18.548793">
                <text:p>18.548793</text:p>
              </table:table-cell>
              <table:table-cell office:value-type="float" office:value="27.889205">
                <text:p>27.889205</text:p>
              </table:table-cell>
              <table:table-cell office:value-type="float" office:value="39.271331">
                <text:p>39.27133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4947">
                <text:p>0.004947</text:p>
                <draw:g>
                  <svg:desc>res.D10:res.M10</svg:desc>
                </draw:g>
              </table:table-cell>
              <table:table-cell office:value-type="float" office:value="0.056023">
                <text:p>0.056023</text:p>
              </table:table-cell>
              <table:table-cell office:value-type="float" office:value="0.439118">
                <text:p>0.439118</text:p>
              </table:table-cell>
              <table:table-cell office:value-type="float" office:value="1.443845">
                <text:p>1.443845</text:p>
              </table:table-cell>
              <table:table-cell office:value-type="float" office:value="3.350716">
                <text:p>3.350716</text:p>
              </table:table-cell>
              <table:table-cell office:value-type="float" office:value="6.591701">
                <text:p>6.591701</text:p>
              </table:table-cell>
              <table:table-cell office:value-type="float" office:value="11.379475">
                <text:p>11.379475</text:p>
              </table:table-cell>
              <table:table-cell office:value-type="float" office:value="18.350913">
                <text:p>18.350913</text:p>
              </table:table-cell>
              <table:table-cell office:value-type="float" office:value="27.386496">
                <text:p>27.386496</text:p>
              </table:table-cell>
              <table:table-cell office:value-type="float" office:value="39.003849">
                <text:p>39.003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